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Preformatted_20_Text">
      <style:text-properties fo:font-size="10pt" style:font-size-asian="10pt" style:font-size-complex="10pt"/>
    </style:style>
    <style:style style:name="P2" style:family="paragraph" style:parent-style-name="Preformatted_20_Text">
      <style:text-properties fo:color="#000000" loext:opacity="100%" fo:font-size="10pt" style:font-size-asian="10pt" style:font-size-complex="10pt"/>
    </style:style>
    <style:style style:name="P3" style:family="paragraph" style:parent-style-name="Preformatted_20_Text">
      <style:text-properties fo:color="#000000" loext:opacity="100%" style:font-name="Liberation Mono" fo:font-size="10pt" style:font-size-asian="10pt" style:font-size-complex="10pt"/>
    </style:style>
    <style:style style:name="P4" style:family="paragraph" style:parent-style-name="Standard">
      <style:paragraph-properties fo:text-align="center" style:justify-single-word="false"/>
      <style:text-properties fo:font-size="20pt" officeooo:rsid="0011d5b7" officeooo:paragraph-rsid="0011d5b7" style:font-size-asian="17.5pt" style:font-size-complex="20pt"/>
    </style:style>
    <style:style style:name="P5" style:family="paragraph" style:parent-style-name="Standard">
      <style:paragraph-properties fo:text-align="center" style:justify-single-word="false"/>
      <style:text-properties fo:font-size="10pt" officeooo:rsid="00142613" officeooo:paragraph-rsid="00142613" style:font-size-asian="8.75pt" style:font-size-complex="10pt"/>
    </style:style>
    <style:style style:name="P6" style:family="paragraph" style:parent-style-name="Standard">
      <style:paragraph-properties fo:text-align="center" style:justify-single-word="false"/>
      <style:text-properties fo:font-size="10pt" officeooo:rsid="001503e8" officeooo:paragraph-rsid="001503e8" style:font-size-asian="8.75pt" style:font-size-complex="10pt"/>
    </style:style>
    <style:style style:name="P7" style:family="paragraph" style:parent-style-name="Standard">
      <style:paragraph-properties fo:text-align="start" style:justify-single-word="false"/>
      <style:text-properties fo:color="#3465a4" loext:opacity="100%" fo:font-size="15pt" style:text-underline-style="solid" style:text-underline-width="auto" style:text-underline-color="font-color" officeooo:rsid="0016ffcb" officeooo:paragraph-rsid="0016ffcb" style:font-size-asian="13.1000003814697pt" style:font-size-complex="15pt"/>
    </style:style>
    <style:style style:name="P8" style:family="paragraph" style:parent-style-name="Standard">
      <style:paragraph-properties fo:text-align="start" style:justify-single-word="false"/>
      <style:text-properties fo:color="#3465a4" loext:opacity="100%" fo:font-size="15pt" style:text-underline-style="solid" style:text-underline-width="auto" style:text-underline-color="font-color" officeooo:rsid="0016ffcb" officeooo:paragraph-rsid="001d61d3" style:font-size-asian="13.1000003814697pt" style:font-size-complex="15pt"/>
    </style:style>
    <style:style style:name="P9" style:family="paragraph" style:parent-style-name="Standard">
      <style:paragraph-properties fo:text-align="start" style:justify-single-word="false"/>
      <style:text-properties fo:color="#3465a4" loext:opacity="100%" fo:font-size="15pt" style:text-underline-style="solid" style:text-underline-width="auto" style:text-underline-color="font-color" officeooo:rsid="0016ffcb" officeooo:paragraph-rsid="001e9a65" style:font-size-asian="13.1000003814697pt" style:font-size-complex="15pt"/>
    </style:style>
    <style:style style:name="P10" style:family="paragraph" style:parent-style-name="Standard">
      <style:paragraph-properties fo:text-align="start" style:justify-single-word="false"/>
      <style:text-properties fo:color="#3465a4" loext:opacity="100%" fo:font-size="15pt" style:text-underline-style="solid" style:text-underline-width="auto" style:text-underline-color="font-color" officeooo:rsid="0016ffcb" officeooo:paragraph-rsid="001f0a8a" style:font-size-asian="13.1000003814697pt" style:font-size-complex="15pt"/>
    </style:style>
    <style:style style:name="P11" style:family="paragraph" style:parent-style-name="Standard">
      <style:paragraph-properties fo:text-align="start" style:justify-single-word="false"/>
      <style:text-properties fo:color="#3465a4" loext:opacity="100%" fo:font-size="15pt" style:text-underline-style="solid" style:text-underline-width="auto" style:text-underline-color="font-color" officeooo:rsid="0016ffcb" officeooo:paragraph-rsid="002083ab" style:font-size-asian="13.1000003814697pt" style:font-size-complex="15pt"/>
    </style:style>
    <style:style style:name="P12" style:family="paragraph" style:parent-style-name="Standard">
      <style:paragraph-properties fo:text-align="start" style:justify-single-word="false"/>
      <style:text-properties fo:color="#3465a4" loext:opacity="100%" fo:font-size="15pt" style:text-underline-style="solid" style:text-underline-width="auto" style:text-underline-color="font-color" officeooo:rsid="0016ffcb" officeooo:paragraph-rsid="00217bbe" style:font-size-asian="13.1000003814697pt" style:font-size-complex="15pt"/>
    </style:style>
    <style:style style:name="P13" style:family="paragraph" style:parent-style-name="Standard">
      <style:paragraph-properties fo:text-align="start" style:justify-single-word="false"/>
      <style:text-properties fo:color="#000000" loext:opacity="100%" fo:font-size="15pt" style:text-underline-style="none" officeooo:rsid="0016ffcb" officeooo:paragraph-rsid="001f0a8a" style:font-size-asian="13.1000003814697pt" style:font-size-complex="15pt"/>
    </style:style>
    <style:style style:name="P14" style:family="paragraph" style:parent-style-name="Standard">
      <style:paragraph-properties fo:text-align="start" style:justify-single-word="false"/>
      <style:text-properties fo:color="#000000" loext:opacity="100%" fo:font-size="15pt" style:text-underline-style="none" officeooo:rsid="002a2f4c" officeooo:paragraph-rsid="002a2f4c" style:font-size-asian="13.1000003814697pt" style:font-size-complex="15pt"/>
    </style:style>
    <style:style style:name="P15" style:family="paragraph" style:parent-style-name="Standard">
      <style:paragraph-properties fo:text-align="start" style:justify-single-word="false"/>
      <style:text-properties fo:color="#000000" loext:opacity="100%" fo:font-size="13pt" style:text-underline-style="none" officeooo:rsid="0016ffcb" officeooo:paragraph-rsid="0016ffcb" style:font-size-asian="11.3500003814697pt" style:font-size-complex="13pt"/>
    </style:style>
    <style:style style:name="P16" style:family="paragraph" style:parent-style-name="Standard">
      <style:paragraph-properties fo:text-align="start" style:justify-single-word="false"/>
      <style:text-properties fo:color="#000000" loext:opacity="100%" fo:font-size="13pt" style:text-underline-style="none" officeooo:rsid="0016ffcb" officeooo:paragraph-rsid="00217bbe" style:font-size-asian="11.3500003814697pt" style:font-size-complex="13pt"/>
    </style:style>
    <style:style style:name="P17" style:family="paragraph" style:parent-style-name="Standard">
      <style:paragraph-properties fo:text-align="start" style:justify-single-word="false"/>
      <style:text-properties fo:color="#000000" loext:opacity="100%" fo:font-size="13pt" style:text-underline-style="none" officeooo:rsid="0043d06f" officeooo:paragraph-rsid="0043d06f" style:font-size-asian="11.3500003814697pt" style:font-size-complex="13pt"/>
    </style:style>
    <style:style style:name="P18" style:family="paragraph" style:parent-style-name="Standard">
      <style:paragraph-properties fo:text-align="start" style:justify-single-word="false"/>
      <style:text-properties fo:color="#000000" loext:opacity="100%" fo:font-size="13pt" style:text-underline-style="none" officeooo:rsid="004cd23b" officeooo:paragraph-rsid="004cd23b" style:font-size-asian="11.3500003814697pt" style:font-size-complex="13pt"/>
    </style:style>
    <style:style style:name="P19" style:family="paragraph" style:parent-style-name="Text_20_body">
      <style:text-properties fo:color="#000000" loext:opacity="100%"/>
    </style:style>
    <style:style style:name="T1" style:family="text">
      <style:text-properties officeooo:rsid="001360e9"/>
    </style:style>
    <style:style style:name="T2" style:family="text">
      <style:text-properties officeooo:rsid="0017e259"/>
    </style:style>
    <style:style style:name="T3" style:family="text">
      <style:text-properties officeooo:rsid="001a6213"/>
    </style:style>
    <style:style style:name="T4" style:family="text">
      <style:text-properties officeooo:rsid="001ba822"/>
    </style:style>
    <style:style style:name="T5" style:family="text">
      <style:text-properties officeooo:rsid="001bc4c5"/>
    </style:style>
    <style:style style:name="T6" style:family="text">
      <style:text-properties officeooo:rsid="001d61d3"/>
    </style:style>
    <style:style style:name="T7" style:family="text">
      <style:text-properties style:text-underline-style="none"/>
    </style:style>
    <style:style style:name="T8" style:family="text">
      <style:text-properties officeooo:rsid="001e9a65"/>
    </style:style>
    <style:style style:name="T9" style:family="text">
      <style:text-properties officeooo:rsid="001f0a8a"/>
    </style:style>
    <style:style style:name="T10" style:family="text">
      <style:text-properties officeooo:rsid="0020d4d0"/>
    </style:style>
    <style:style style:name="T11" style:family="text">
      <style:text-properties officeooo:rsid="00217bbe"/>
    </style:style>
    <style:style style:name="T12" style:family="text">
      <style:text-properties fo:font-size="13pt" style:font-size-asian="11.3500003814697pt" style:font-size-complex="13pt"/>
    </style:style>
    <style:style style:name="T13" style:family="text">
      <style:text-properties fo:font-size="13pt" officeooo:rsid="002190e9" style:font-size-asian="11.3500003814697pt" style:font-size-complex="13pt"/>
    </style:style>
    <style:style style:name="T14" style:family="text">
      <style:text-properties fo:font-size="13pt" officeooo:rsid="00228027" style:font-size-asian="11.3500003814697pt" style:font-size-complex="13pt"/>
    </style:style>
    <style:style style:name="T15" style:family="text">
      <style:text-properties fo:font-size="13pt" officeooo:rsid="0024565a" style:font-size-asian="11.3500003814697pt" style:font-size-complex="13pt"/>
    </style:style>
    <style:style style:name="T16" style:family="text">
      <style:text-properties fo:font-size="13pt" officeooo:rsid="0029d8f2" style:font-size-asian="11.3500003814697pt" style:font-size-complex="13pt"/>
    </style:style>
    <style:style style:name="T17" style:family="text">
      <style:text-properties fo:font-size="13pt" officeooo:rsid="0029e4b3" style:font-size-asian="11.3500003814697pt" style:font-size-complex="13pt"/>
    </style:style>
    <style:style style:name="T18" style:family="text">
      <style:text-properties fo:font-size="13pt" officeooo:rsid="002b2b9d" style:font-size-asian="11.3500003814697pt" style:font-size-complex="13pt"/>
    </style:style>
    <style:style style:name="T19" style:family="text">
      <style:text-properties fo:font-size="13pt" officeooo:rsid="002ca4a9" style:font-size-asian="11.3500003814697pt" style:font-size-complex="13pt"/>
    </style:style>
    <style:style style:name="T20" style:family="text">
      <style:text-properties fo:font-weight="normal" officeooo:rsid="003fcee0"/>
    </style:style>
    <style:style style:name="T21" style:family="text">
      <style:text-properties style:font-name="Consolas" fo:font-weight="normal"/>
    </style:style>
    <style:style style:name="T22" style:family="text">
      <style:text-properties style:font-name="Consolas" fo:font-weight="normal" officeooo:rsid="002d2b1f"/>
    </style:style>
    <style:style style:name="T23" style:family="text">
      <style:text-properties style:font-name="Consolas" fo:font-weight="normal" fo:background-color="#ffff00" loext:char-shading-value="0"/>
    </style:style>
    <style:style style:name="T24" style:family="text">
      <style:text-properties style:font-name="Consolas" fo:font-weight="normal" officeooo:rsid="0044f639"/>
    </style:style>
    <style:style style:name="T25" style:family="text">
      <style:text-properties officeooo:rsid="002ca4a9"/>
    </style:style>
    <style:style style:name="T26" style:family="text">
      <style:text-properties style:font-name="Liberation Serif" fo:font-size="13pt" fo:font-weight="normal" officeooo:rsid="002f1e07" style:font-size-asian="13pt" style:font-size-complex="13pt"/>
    </style:style>
    <style:style style:name="T27" style:family="text">
      <style:text-properties style:font-name="Liberation Serif" fo:font-size="13pt" fo:font-weight="normal" officeooo:rsid="0032570f" style:font-size-asian="13pt" style:font-size-complex="13pt"/>
    </style:style>
    <style:style style:name="T28" style:family="text">
      <style:text-properties style:font-name="Liberation Serif" fo:font-size="13pt" fo:font-weight="normal" officeooo:rsid="0033c620" style:font-size-asian="13pt" style:font-size-complex="13pt"/>
    </style:style>
    <style:style style:name="T29" style:family="text">
      <style:text-properties style:font-name="Liberation Serif" fo:font-size="13pt" fo:font-weight="normal" officeooo:rsid="00359da9" style:font-size-asian="13pt" style:font-size-complex="13pt"/>
    </style:style>
    <style:style style:name="T30" style:family="text">
      <style:text-properties style:font-name="Liberation Serif" fo:font-size="13pt" fo:font-weight="normal" officeooo:rsid="00379c23" style:font-size-asian="13pt" style:font-size-complex="13pt"/>
    </style:style>
    <style:style style:name="T31" style:family="text">
      <style:text-properties style:font-name="Liberation Serif" fo:font-size="13pt" fo:font-weight="normal" officeooo:rsid="003942b7" style:font-size-asian="13pt" style:font-size-complex="13pt"/>
    </style:style>
    <style:style style:name="T32" style:family="text">
      <style:text-properties style:font-name="Liberation Serif" fo:font-size="13pt" fo:font-weight="normal" officeooo:rsid="003954cf" style:font-size-asian="13pt" style:font-size-complex="13pt"/>
    </style:style>
    <style:style style:name="T33" style:family="text">
      <style:text-properties style:font-name="Liberation Serif" fo:font-size="13pt" fo:font-weight="normal" officeooo:rsid="003aab0e" style:font-size-asian="13pt" style:font-size-complex="13pt"/>
    </style:style>
    <style:style style:name="T34" style:family="text">
      <style:text-properties style:font-name="Liberation Serif" fo:font-size="13pt" fo:font-weight="normal" officeooo:rsid="003c3546" style:font-size-asian="13pt" style:font-size-complex="13pt"/>
    </style:style>
    <style:style style:name="T35" style:family="text">
      <style:text-properties style:font-name="Liberation Serif" fo:font-size="13pt" fo:font-weight="normal" officeooo:rsid="003cfa3f" style:font-size-asian="13pt" style:font-size-complex="13pt"/>
    </style:style>
    <style:style style:name="T36" style:family="text">
      <style:text-properties style:font-name="Liberation Serif" fo:font-size="13pt" fo:font-weight="normal" officeooo:rsid="003d36b4" style:font-size-asian="13pt" style:font-size-complex="13pt"/>
    </style:style>
    <style:style style:name="T37" style:family="text">
      <style:text-properties style:font-name="Liberation Serif" fo:font-size="13pt" fo:font-weight="normal" officeooo:rsid="003ec049" style:font-size-asian="13pt" style:font-size-complex="13pt"/>
    </style:style>
    <style:style style:name="T38" style:family="text">
      <style:text-properties style:font-name="Liberation Serif" fo:font-size="13pt" fo:font-weight="normal" officeooo:rsid="003fcee0" style:font-size-asian="13pt" style:font-size-complex="13pt"/>
    </style:style>
    <style:style style:name="T39" style:family="text">
      <style:text-properties style:font-name="Liberation Serif" fo:font-size="13pt" officeooo:rsid="00410c2b" style:font-size-asian="11.3500003814697pt" style:font-size-complex="13pt"/>
    </style:style>
    <style:style style:name="T40" style:family="text">
      <style:text-properties officeooo:rsid="003fcee0"/>
    </style:style>
    <style:style style:name="T41" style:family="text">
      <style:text-properties officeooo:rsid="00442a6f"/>
    </style:style>
    <style:style style:name="T42" style:family="text">
      <style:text-properties officeooo:rsid="004ac8f0"/>
    </style:style>
    <style:style style:name="T43" style:family="text">
      <style:text-properties officeooo:rsid="004b244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R<text:span text:style-name="T1">APPORT PROJET WEB</text:span></text:p>
      <text:p text:style-name="P5">BEAUJAULT Sarah, BOUALAPHA Sousada, FORTIN Lison</text:p>
      <text:p text:style-name="P6">IMAC 1</text:p>
      <text:p text:style-name="P6">Année 2023-2024</text:p>
      <text:p text:style-name="P6"/>
      <text:p text:style-name="P7">Introduction :</text:p>
      <text:p text:style-name="P15"/>
      <text:p text:style-name="P15"><text:tab/><text:span text:style-name="T2">Nous avons choisi une API concernant le studio Ghibli. Vous pouvez y accéder à partir de ce lien : ‘</text:span><text:a xlink:type="simple" xlink:href="https://ghibliapi.dev/" text:style-name="Internet_20_link" text:visited-style-name="Visited_20_Internet_20_Link"><text:span text:style-name="T2">https://ghibliapi.dev/</text:span></text:a><text:span text:style-name="T2">#’. </text:span><text:span text:style-name="T3">Nous avons donc décidé </text:span><text:span text:style-name="T4">de faire une sorte de fan-site qui présente le studio ghibli. </text:span><text:span text:style-name="T5">Nous nous sommes séparé la création des pages.</text:span></text:p>
      <text:p text:style-name="P15"/>
      <text:p text:style-name="P8"><text:span text:style-name="T6">Page d’accueil</text:span> :</text:p>
      <text:p text:style-name="P8"><text:span text:style-name="T7"/></text:p>
      <text:p text:style-name="P9"><text:span text:style-name="T8">Page de présentation de Hayao Miyazaki</text:span> :</text:p>
      <text:p text:style-name="P9"/>
      <text:p text:style-name="P10"><text:span text:style-name="T9">Page de présentation des films</text:span> :</text:p>
      <text:p text:style-name="P10"/>
      <text:p text:style-name="P13"><text:tab/><text:span text:style-name="T13">Le header utilisé est le même que dans toutes les autres pages. Il en est de même que pour le footer. </text:span></text:p>
      <text:p text:style-name="P13"><text:span text:style-name="T13"><text:tab/></text:span><text:span text:style-name="T14">Il faut savoir que le contenu de cette page dans le main, provient entièrement d’une requête à l’API. Ainsi, nous avons créé une div « titre » avec à l’intérieur un h2 avec le titre de la page. Cette div a une div sœur ayant un id « présentation » </text:span><text:span text:style-name="T15">avec le texte de présentation de la page.</text:span></text:p>
      <text:p text:style-name="P13"><text:span text:style-name="T15"><text:tab/>Ces div sont stylisées avec du css comme bandeau : </text:span></text:p>
      <text:p text:style-name="Preformatted_20_Text">#titre {</text:p>
      <text:p text:style-name="Preformatted_20_Text"><text:tab/>color: #65544A;</text:p>
      <text:p text:style-name="Preformatted_20_Text"><text:tab/>background-color: #F0E2D0;</text:p>
      <text:p text:style-name="Preformatted_20_Text"><text:tab/>font-size: x-large;</text:p>
      <text:p text:style-name="Preformatted_20_Text"><text:tab/>border-top: solid;</text:p>
      <text:p text:style-name="Preformatted_20_Text"><text:tab/>border-bottom: solid;</text:p>
      <text:p text:style-name="Preformatted_20_Text"><text:tab/>border-color: #65544A;</text:p>
      <text:p text:style-name="Preformatted_20_Text"><text:tab/>margin-top: 2%;</text:p>
      <text:p text:style-name="Preformatted_20_Text"><text:tab/>padding: 1%;</text:p>
      <text:p text:style-name="Preformatted_20_Text">}</text:p>
      <text:p text:style-name="P19"/>
      <text:p text:style-name="P1">#titre h2 {</text:p>
      <text:p text:style-name="P1"><text:span text:style-name="T21"><text:tab/>font-family: 'Love Ya Like A Sister', 'sans-serif';</text:span></text:p>
      <text:p text:style-name="P1"><text:span text:style-name="T21"><text:tab/>display: flex;</text:span></text:p>
      <text:p text:style-name="P1"><text:span text:style-name="T21"><text:tab/>flex-direction: row;</text:span></text:p>
      <text:p text:style-name="P1"><text:span text:style-name="T21"><text:tab/>justify-content: center;</text:span></text:p>
      <text:p text:style-name="P1">}</text:p>
      <text:p text:style-name="P13"><text:span text:style-name="T15"><text:tab/></text:span><text:span text:style-name="T16">Ce code permet d’avoir la bannière titre avec la taille ‘x-large’ et la police ‘Love Ya Like A Sister’. </text:span><text:span text:style-name="T17">Le flex ici permet de centrer ce même titre.</text:span></text:p>
      <text:p text:style-name="P14"><text:span text:style-name="T17">D</text:span><text:span text:style-name="T12">e même dans la div « présentation ».</text:span></text:p>
      <text:p text:style-name="P14"><text:span text:style-name="T12"><text:tab/></text:span><text:span text:style-name="T18">Puis nous avons créé une troisième div « contenant_films », dans lequel nous ferons apparaître les données de l’API grâce au javascript.</text:span></text:p>
      <text:p text:style-name="P14"><text:span text:style-name="T18"><text:tab/></text:span><text:span text:style-name="T19">Nous effectuons donc une requête grâce au ‘fetch’ :</text:span></text:p>
      <text:p text:style-name="P2"><text:span text:style-name="T25">fetch('https://ghibliapi.dev/films')</text:span><text:span text:style-name="T21">.then(response =&gt; response.json()).then(donnees =&gt; {</text:span><text:span text:style-name="T23">…</text:span><text:span text:style-name="T22">});</text:span></text:p>
      <text:p text:style-name="Text_20_body"><text:tab/><text:span text:style-name="T26">A l’intérieur du ‘{…}’ nous effectuons une boucle ‘</text:span><text:span text:style-name="T34">forEach()’</text:span><text:span text:style-name="T26"> pour afficher les différentes données reçues de l’API. </text:span><text:span text:style-name="T27">D’abord nous récupérons dans une variable la div vide </text:span><text:soft-page-break/><text:span text:style-name="T27">« contenant_films », </text:span><text:span text:style-name="T28">puis nous ajoutons à l’intérieur avec ‘</text:span><text:span text:style-name="T37">createElement(‘div’)’ puis </text:span><text:span text:style-name="T28">‘.innerHTML’, </text:span><text:span text:style-name="T29">une image puis une div avec à l’intérieur les informations du film. Chaque titre de chaque donnée sera en h3, car </text:span><text:span text:style-name="T30">nous les considérons comme au même niveau. </text:span><text:span text:style-name="T31">Enfin, pour switcher régulièrement entre les différents sens (d’abord image puis div, ou l’inverse), nous initialisons une variable ‘let i = 0;’ </text:span><text:span text:style-name="T32">au dessus du fetch, et à chaque fois que</text:span><text:span text:style-name="T33"> nous parcourons </text:span><text:span text:style-name="T35">les données nous l’augmentons de 1. </text:span><text:span text:style-name="T36">Lorsque i est pair, un premier sens est donné, sinon c’est l’autre sens.</text:span></text:p>
      <text:p text:style-name="Text_20_body"><text:span text:style-name="T36"><text:tab/></text:span><text:span text:style-name="T38">Enfin, nous ajoutons dans notre div vide, les différentes div film que nous avons créées dans nos boucles :</text:span></text:p>
      <text:p text:style-name="P3"><text:span text:style-name="T40">div_films.appendChild(new_film);</text:span></text:p>
      <text:p text:style-name="P3"/>
      <text:p text:style-name="P3"><text:tab/><text:span text:style-name="T39">Afin de mieux présenter ces nouveaux éléments on les appelles par leur id donnée dans javascript (en class), dans le css.</text:span></text:p>
      <text:p text:style-name="Text_20_body"><text:span text:style-name="T38"/></text:p>
      <text:p text:style-name="P2"/>
      <text:p text:style-name="P10"/>
      <text:p text:style-name="P11"><text:span text:style-name="T10">Page de présentation des personnages</text:span> :</text:p>
      <text:p text:style-name="P11"/>
      <text:p text:style-name="P17"><text:tab/>Cette page a été créée en utilisant les même paramètres que pour la page de présentation des films ci-dessus. Cependant, dû à l’absence d’images dans l’API, il n’y en a donc pas et donc nous n’avons pas eu besoin de faire une boucle pour modifier l’ordre d’apparition des données.</text:p>
      <text:p text:style-name="P17"><text:tab/><text:span text:style-name="T41">Le fetch utilisé donne donc ceci :</text:span></text:p>
      <text:p text:style-name="P2">fetch('https://ghibliapi.dev/people')<text:span text:style-name="T21">.then(response =&gt; response.json()).then(donnees =&gt; {..</text:span><text:span text:style-name="T24">});</text:span></text:p>
      <text:p text:style-name="P2"/>
      <text:p text:style-name="P11"/>
      <text:p text:style-name="P12"><text:span text:style-name="T11">Conclusion</text:span> :</text:p>
      <text:p text:style-name="P12"/>
      <text:p text:style-name="P16"><text:tab/><text:span text:style-name="T42">Malgré les quelques difficultés rencontrés pour réalisé le responsive des pages, ces problèmes ont été </text:span><text:span text:style-name="T43">vite réglés grâce à notre travail d’équipe.</text:span></text:p>
      <text:p text:style-name="P18">Nous avons mis en commun notre palette de couleur pour chacune de nos pages, et nous avons fait en sorte que le design entre les pages reste cohérents.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, 'Courier New', monospace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12-07T10:05:54.069000000</meta:creation-date>
    <dc:date>2023-12-07T11:22:04.585000000</dc:date>
    <meta:editing-duration>PT1H15M42S</meta:editing-duration>
    <meta:editing-cycles>60</meta:editing-cycles>
    <meta:generator>LibreOffice/7.1.0.3$Windows_X86_64 LibreOffice_project/f6099ecf3d29644b5008cc8f48f42f4a40986e4c</meta:generator>
    <meta:document-statistic meta:table-count="0" meta:image-count="0" meta:object-count="0" meta:page-count="2" meta:paragraph-count="44" meta:word-count="549" meta:character-count="3410" meta:non-whitespace-character-count="2877"/>
  </office:meta>
</office:document-meta>
</file>